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, 'PingFang SC', 'Hiragino Sans GB', STHeiti, 'Microsoft YaHei', 'WenQuanYi Micro Hei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e722" officeooo:paragraph-rsid="0007e722"/>
    </style:style>
    <style:style style:name="P2" style:family="paragraph" style:parent-style-name="Standard">
      <style:text-properties officeooo:rsid="0007e722" officeooo:paragraph-rsid="0007e722"/>
    </style:style>
    <style:style style:name="P3" style:family="paragraph" style:parent-style-name="Standard">
      <style:text-properties officeooo:rsid="000a8aeb" officeooo:paragraph-rsid="000a8aeb"/>
    </style:style>
    <style:style style:name="P4" style:family="paragraph" style:parent-style-name="Standard">
      <style:text-properties officeooo:paragraph-rsid="000a8aeb"/>
    </style:style>
    <style:style style:name="P5" style:family="paragraph" style:parent-style-name="Text_20_body">
      <style:paragraph-properties fo:margin-left="0in" fo:margin-right="0in" fo:margin-top="0in" fo:margin-bottom="0in" loext:contextual-spacing="false" style:line-height-at-least="0.2291in" fo:orphans="2" fo:widows="2" fo:text-indent="0in" style:auto-text-indent="false" fo:padding="0in" fo:border="none"/>
      <style:text-properties fo:font-variant="normal" fo:text-transform="none" fo:color="#000000" fo:letter-spacing="normal" loext:padding="0in" loext:border="none"/>
    </style:style>
    <style:style style:name="P6" style:family="paragraph" style:parent-style-name="Text_20_body">
      <style:paragraph-properties fo:margin-left="0in" fo:margin-right="0.052in" fo:margin-top="0in" fo:margin-bottom="0in" loext:contextual-spacing="false" style:line-height-at-least="0.2291in" fo:orphans="2" fo:widows="2" fo:text-indent="0in" style:auto-text-indent="false" fo:padding="0in" fo:border="none"/>
      <style:text-properties fo:font-variant="normal" fo:text-transform="none" fo:color="#000000" fo:letter-spacing="normal" loext:padding="0in" loext:border="none"/>
    </style:style>
    <style:style style:name="T1" style:family="text">
      <style:text-properties fo:font-variant="normal" fo:text-transform="none" fo:color="#000000" fo:letter-spacing="normal" style:font-name-asian="Arial" style:font-size-asian="9pt" style:font-style-asian="normal" style:font-weight-asian="normal"/>
    </style:style>
    <style:style style:name="T2" style:family="text">
      <style:text-properties fo:font-variant="normal" fo:text-transform="none" fo:color="#000000" fo:letter-spacing="normal" style:font-name-asian="Arial" style:font-size-asian="10.5pt" style:font-style-asian="normal" style:font-weight-asian="normal" loext:padding="0in" loext:border="none"/>
    </style:style>
    <style:style style:name="T3" style:family="text">
      <style:text-properties fo:font-variant="normal" fo:text-transform="none" fo:color="#000000" style:font-name="Arial" fo:font-size="9pt" fo:letter-spacing="normal" fo:font-style="normal" fo:font-weight="normal"/>
    </style:style>
    <style:style style:name="T4" style:family="text">
      <style:text-properties fo:font-variant="normal" fo:text-transform="none" fo:color="#000000" style:font-name="Arial" fo:font-size="10.5pt" fo:letter-spacing="normal" fo:font-style="normal" fo:font-weight="normal" loext:padding="0in" loext:border="none"/>
    </style:style>
    <style:style style:name="T5" style:family="text">
      <style:text-properties fo:font-variant="normal" fo:text-transform="none" fo:color="#333333" fo:letter-spacing="normal" style:font-name-asian="Arial" style:font-size-asian="9pt" style:font-style-asian="normal" style:font-weight-asian="normal"/>
    </style:style>
    <style:style style:name="T6" style:family="text">
      <style:text-properties fo:font-variant="normal" fo:text-transform="none" fo:color="#333333" fo:letter-spacing="normal" style:font-name-asian="Arial" style:font-size-asian="9pt" style:font-style-asian="normal" style:font-weight-asian="normal" loext:padding="0in" loext:border="none"/>
    </style:style>
    <style:style style:name="T7" style:family="text">
      <style:text-properties fo:font-variant="normal" fo:text-transform="none" fo:color="#333333" style:font-name="Arial1" fo:font-size="10.5pt" fo:letter-spacing="normal" fo:font-style="normal" fo:font-weight="normal" loext:padding="0in" loext:border="none"/>
    </style:style>
    <style:style style:name="T8" style:family="text">
      <style:text-properties style:font-name-asian="Arial" style:font-size-asian="9pt" style:font-style-asian="normal" style:font-weight-asian="normal"/>
    </style:style>
    <style:style style:name="T9" style:family="text">
      <style:text-properties style:font-name="Arial" fo:font-size="9pt" fo:font-style="normal" fo:font-weight="normal"/>
    </style:style>
    <style:style style:name="T10" style:family="text">
      <style:text-properties officeooo:rsid="000a8aeb"/>
    </style:style>
    <style:style style:name="T11" style:family="text">
      <style:text-properties fo:color="#888683" style:font-name="Arial1" fo:font-size="9pt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xy</text:p>
      <text:p text:style-name="P1">英 [ˈprɒksi] <text:s text:c="2"/>美 [ˈprɑːksi] <text:s/></text:p>
      <text:p text:style-name="P1">代理权;代表权;代理人;受托人;代表;(测算用的)代替物，指标</text:p>
      <text:p text:style-name="P1"/>
      <text:p text:style-name="P1">slot</text:p>
      <text:p text:style-name="P1">英 [slɒt] <text:s text:c="2"/>美 [slɑːt] <text:s/></text:p>
      <text:p text:style-name="P1">(投放或插入东西的)窄缝，扁口;(名单、日程安排或广播节目表中的)位置，时间，机会</text:p>
      <text:p text:style-name="P1">v.</text:p>
      <text:p text:style-name="P1">投放;插入;(被)塞进;(被)装入</text:p>
      <text:p text:style-name="P1"/>
      <text:p text:style-name="P1">appropriate</text:p>
      <text:p text:style-name="P1">英 [əˈprəʊpriət , əˈprəʊprieɪt] <text:s text:c="2"/>美 [əˈproʊpriət , əˈproʊprieɪt] <text:s/></text:p>
      <text:p text:style-name="P1">adj.</text:p>
      <text:p text:style-name="P1">合适的;恰当的</text:p>
      <text:p text:style-name="P1">v.</text:p>
      <text:p text:style-name="P1">盗用;挪用;占用;侵吞;拨(专款等)</text:p>
      <text:p text:style-name="P1"/>
      <text:p text:style-name="P1">emulation</text:p>
      <text:p text:style-name="P1">英 [ˌɛmjʊˈleɪʃən] <text:s text:c="2"/>美 [ˌɛmjəˈleɪʃən] <text:s/></text:p>
      <text:p text:style-name="P1">n.</text:p>
      <text:p text:style-name="P1">仿真（效）（技术）；模仿（拟）；竞争；效法</text:p>
      <text:p text:style-name="P1"/>
      <text:p text:style-name="P3">pragma</text:p>
      <text:p text:style-name="P3"><text:span text:style-name="T1">编译指示</text:span><text:span text:style-name="T3">;   </text:span><text:span text:style-name="T1">注解</text:span><text:span text:style-name="T3">;   </text:span><text:span text:style-name="T1">实际型</text:span><text:span text:style-name="T3">;   </text:span><text:span text:style-name="T1">编译附注</text:span><text:span text:style-name="T3">;   </text:span><text:span text:style-name="T1">编译器指挥模组</text:span><text:span text:style-name="T3">;  </text:span></text:p>
      <text:p text:style-name="P4"><text:span text:style-name="T10">Comfirm</text:span><text:span text:style-name="T5">确认</text:span></text:p>
      <text:p text:style-name="P4"><text:span text:style-name="T10">reserved</text:span><text:span text:style-name="T6">英</text:span><text:span text:style-name="T2"> </text:span><text:span text:style-name="T7">[rɪˈzɜːvd]</text:span><text:span text:style-name="T4"> </text:span><text:span text:style-name="T6">美</text:span><text:span text:style-name="T2"> </text:span><text:span text:style-name="T7">[rɪˈzɜːrvd]</text:span><text:span text:style-name="T4"> </text:span></text:p>
      <text:p text:style-name="P6"><text:span text:style-name="T11">adj.</text:span><text:span text:style-name="T9"> </text:span><text:span text:style-name="T8">内向的</text:span><text:span text:style-name="T9">;   </text:span><text:span text:style-name="T8">寡言少语的</text:span><text:span text:style-name="T9">;   </text:span><text:span text:style-name="T8">矜持的</text:span><text:span text:style-name="T9">;  </text:span></text:p>
      <text:p text:style-name="P6"><text:span text:style-name="T11">v.</text:span><text:span text:style-name="T9"> </text:span><text:span text:style-name="T8">预订，预约</text:span><text:span text:style-name="T9">(</text:span><text:span text:style-name="T8">座位、席位、房间等</text:span><text:span text:style-name="T9">);   </text:span><text:span text:style-name="T8">保留</text:span><text:span text:style-name="T9">;   </text:span><text:span text:style-name="T8">贮备</text:span><text:span text:style-name="T9">;   </text:span><text:span text:style-name="T8">拥有，保持，保留</text:span><text:span text:style-name="T9">(</text:span><text:span text:style-name="T8">某种权利</text:span><text:span text:style-name="T9">);  </text:span></text:p>
      <text:p text:style-name="P5"><text:span text:style-name="T9">reserve</text:span><text:span text:style-name="T8">的过去分词和过去式</text:span><text:span text:style-name="T9">;  </text:span></text:p>
      <text:p text:style-name="P3"/>
      <text:p text:style-name="P4"><text:span text:style-name="T10">patch</text:span><text:span text:style-name="T6">英</text:span><text:span text:style-name="T2"> </text:span><text:span text:style-name="T7">[pætʃ]</text:span><text:span text:style-name="T4"> </text:span><text:span text:style-name="T6">美</text:span><text:span text:style-name="T2"> </text:span><text:span text:style-name="T7">[pætʃ]</text:span><text:span text:style-name="T4"> </text:span></text:p>
      <text:p text:style-name="P6"><text:span text:style-name="T11">n.</text:span><text:span text:style-name="T9"> </text:span><text:span text:style-name="T8">色斑</text:span><text:span text:style-name="T9">;   </text:span><text:span text:style-name="T8">斑点</text:span><text:span text:style-name="T9">;   (</text:span><text:span text:style-name="T8">与周围不同的</text:span><text:span text:style-name="T9">)</text:span><text:span text:style-name="T8">小块，小片</text:span><text:span text:style-name="T9">;   </text:span><text:span text:style-name="T8">补丁</text:span><text:span text:style-name="T9">;   </text:span><text:span text:style-name="T8">补块</text:span><text:span text:style-name="T9">;   </text:span><text:span text:style-name="T8">眼罩</text:span><text:span text:style-name="T9">;  </text:span></text:p>
      <text:p text:style-name="P6"><text:span text:style-name="T11">v.</text:span><text:span text:style-name="T9"> </text:span><text:span text:style-name="T8">打补丁</text:span><text:span text:style-name="T9">;   </text:span><text:span text:style-name="T8">缝补</text:span><text:span text:style-name="T9">;   </text:span><text:span text:style-name="T8">修补</text:span><text:span text:style-name="T9">;  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, 'PingFang SC', 'Hiragino Sans GB', STHeiti, 'Microsoft YaHei', 'WenQuanYi Micro Hei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4T13:21:20.402440456</meta:creation-date>
    <meta:editing-duration>PT1H1M44S</meta:editing-duration>
    <meta:editing-cycles>3</meta:editing-cycles>
    <meta:generator>LibreOffice/5.1.6.2$Linux_X86_64 LibreOffice_project/10m0$Build-2</meta:generator>
    <dc:date>2019-08-27T11:30:49.897436387</dc:date>
    <meta:document-statistic meta:table-count="0" meta:image-count="0" meta:object-count="0" meta:page-count="1" meta:paragraph-count="28" meta:word-count="302" meta:character-count="606" meta:non-whitespace-character-count="502"/>
  </office:meta>
</office:document-meta>
</file>